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/>
    </style:style>
    <style:style style:name="P2" style:family="paragraph" style:parent-style-name="Preformatted_20_Text">
      <style:text-properties style:font-name="Liberation Mono" officeooo:paragraph-rsid="0013aed4"/>
    </style:style>
    <style:style style:name="P3" style:family="paragraph" style:parent-style-name="Preformatted_20_Text">
      <style:text-properties style:font-name="Liberation Mono" officeooo:rsid="001fb581" officeooo:paragraph-rsid="001fb581"/>
    </style:style>
    <style:style style:name="P4" style:family="paragraph" style:parent-style-name="Preformatted_20_Text">
      <style:text-properties fo:color="#77bc65" style:font-name="Liberation Mono"/>
    </style:style>
    <style:style style:name="P5" style:family="paragraph" style:parent-style-name="Preformatted_20_Text">
      <style:text-properties fo:color="#77bc65" style:font-name="Liberation Mono" officeooo:paragraph-rsid="001fb581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officeooo:rsid="001fb581" officeooo:paragraph-rsid="001fb581"/>
    </style:style>
    <style:style style:name="P8" style:family="paragraph" style:parent-style-name="Preformatted_20_Text">
      <style:text-properties officeooo:paragraph-rsid="00206f82"/>
    </style:style>
    <style:style style:name="P9" style:family="paragraph" style:parent-style-name="Text_20_body">
      <style:text-properties fo:font-weight="bold" officeooo:rsid="0013aed4" officeooo:paragraph-rsid="0013aed4" style:font-weight-asian="bold" style:font-weight-complex="bold"/>
    </style:style>
    <style:style style:name="P10" style:family="paragraph" style:parent-style-name="Text_20_body">
      <style:text-properties fo:font-weight="bold" officeooo:rsid="0015118b" officeooo:paragraph-rsid="0015118b" style:font-weight-asian="bold" style:font-weight-complex="bold"/>
    </style:style>
    <style:style style:name="P11" style:family="paragraph" style:parent-style-name="Text_20_body">
      <style:text-properties officeooo:rsid="0013aed4" officeooo:paragraph-rsid="0013aed4"/>
    </style:style>
    <style:style style:name="P12" style:family="paragraph" style:parent-style-name="Standard">
      <style:text-properties fo:color="#77bc65" style:font-name="Liberation Mono" officeooo:paragraph-rsid="001fb581"/>
    </style:style>
    <style:style style:name="P13" style:family="paragraph" style:parent-style-name="Standard">
      <style:text-properties officeooo:rsid="00105ca6" officeooo:paragraph-rsid="001214b5"/>
    </style:style>
    <style:style style:name="P14" style:family="paragraph" style:parent-style-name="Preformatted_20_Text">
      <style:text-properties fo:color="#000000" style:font-name="Liberation Mono" officeooo:rsid="001fb581" officeooo:paragraph-rsid="001fb581"/>
    </style:style>
    <style:style style:name="T1" style:family="text">
      <style:text-properties officeooo:rsid="000ec945"/>
    </style:style>
    <style:style style:name="T2" style:family="text">
      <style:text-properties officeooo:rsid="0013aed4"/>
    </style:style>
    <style:style style:name="T3" style:family="text">
      <style:text-properties fo:color="#77bc65"/>
    </style:style>
    <style:style style:name="T4" style:family="text">
      <style:text-properties fo:color="#b85c00"/>
    </style:style>
    <style:style style:name="T5" style:family="text">
      <style:text-properties fo:color="#b85c00" officeooo:rsid="0013aed4"/>
    </style:style>
    <style:style style:name="T6" style:family="text">
      <style:text-properties fo:color="#b85c00" officeooo:rsid="001fb581"/>
    </style:style>
    <style:style style:name="T7" style:family="text">
      <style:text-properties fo:color="#2a6099"/>
    </style:style>
    <style:style style:name="T8" style:family="text">
      <style:text-properties fo:color="#2a6099" officeooo:rsid="001d1362"/>
    </style:style>
    <style:style style:name="T9" style:family="text">
      <style:text-properties fo:color="#2a6099" officeooo:rsid="001fb581"/>
    </style:style>
    <style:style style:name="T10" style:family="text">
      <style:text-properties fo:color="#2a6099" fo:font-size="10pt" officeooo:rsid="001fb581" style:font-size-asian="10pt" style:font-size-complex="10pt"/>
    </style:style>
    <style:style style:name="T11" style:family="text">
      <style:text-properties fo:color="#e30079"/>
    </style:style>
    <style:style style:name="T12" style:family="text">
      <style:text-properties fo:color="#acb20c"/>
    </style:style>
    <style:style style:name="T13" style:family="text">
      <style:text-properties officeooo:rsid="001d1362"/>
    </style:style>
    <style:style style:name="T14" style:family="text">
      <style:text-properties officeooo:rsid="001eb4b3"/>
    </style:style>
    <style:style style:name="T15" style:family="text">
      <style:text-properties officeooo:rsid="001ec370"/>
    </style:style>
    <style:style style:name="T16" style:family="text">
      <style:text-properties fo:color="#000000"/>
    </style:style>
    <style:style style:name="T17" style:family="text">
      <style:text-properties fo:color="#000000" officeooo:rsid="001fb581"/>
    </style:style>
    <style:style style:name="T18" style:family="text">
      <style:text-properties fo:color="#000000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Exercício 0<text:span text:style-name="T15">3</text:span></text:h>
      <text:p text:style-name="Text_20_body">A partir de um vetor de reais, busque todas as ocorrências de um valor X dado pelo usuário, imprimindo as posições.</text:p>
      <text:p text:style-name="P9">Portugol</text:p>
      <text:p text:style-name="P1">Algoritmo "<text:span text:style-name="T14">Posicao</text:span>"</text:p>
      <text:p text:style-name="P1"/>
      <text:p text:style-name="P4">// declarar as variáveis do programa</text:p>
      <text:p text:style-name="P2">Var </text:p>
      <text:p text:style-name="P2">vet: vetor [1..10] de real</text:p>
      <text:p text:style-name="P3">valor: real</text:p>
      <text:p text:style-name="P3">posicao: inteiro</text:p>
      <text:p text:style-name="P1"/>
      <text:p text:style-name="P1">Inicio</text:p>
      <text:p text:style-name="P4">// aqui começa o programa</text:p>
      <text:p text:style-name="P4"><text:tab/><text:span text:style-name="T16">para </text:span><text:span text:style-name="T9">posicao</text:span><text:span text:style-name="T16"> de 1 ate 10 faca </text:span></text:p>
      <text:p text:style-name="P5"><text:s text:c="3"/><text:tab/><text:tab/><text:span text:style-name="T16">Escreval(</text:span><text:span text:style-name="T4">"</text:span><text:span text:style-name="T6">Digite o valor da posicao </text:span><text:span text:style-name="T4">" </text:span><text:span text:style-name="T17">+</text:span><text:span text:style-name="T16"> </text:span><text:span text:style-name="T9">posicao </text:span><text:span text:style-name="T17">+ </text:span><text:span text:style-name="T6">" : "</text:span><text:span text:style-name="T16">)</text:span></text:p>
      <text:p text:style-name="P5"><text:span text:style-name="T16"><text:tab/><text:tab/></text:span><text:span text:style-name="T17">Leia(vet[</text:span><text:span text:style-name="T9">posicao</text:span><text:span text:style-name="T17">])</text:span><text:span text:style-name="T16"> </text:span></text:p>
      <text:p text:style-name="P4"><text:tab/><text:span text:style-name="T16">fimpara </text:span></text:p>
      <text:p text:style-name="P1"><text:tab/>Escreval(<text:span text:style-name="T4">"</text:span><text:span text:style-name="T5">Digite </text:span><text:span text:style-name="T6">um nûmero</text:span><text:span text:style-name="T5">:</text:span><text:span text:style-name="T4">"</text:span>)</text:p>
      <text:p text:style-name="P1"><text:tab/><text:span text:style-name="T2">Leia(</text:span><text:span text:style-name="T9">valor</text:span><text:span text:style-name="T2">)</text:span></text:p>
      <text:p text:style-name="P12"><text:span text:style-name="T18"><text:tab/>para </text:span><text:span text:style-name="T10">posicao</text:span><text:span text:style-name="T18"> de 1 ate 10 faca</text:span><text:span text:style-name="T16"> </text:span></text:p>
      <text:p text:style-name="P5"><text:s text:c="3"/><text:tab/><text:tab/><text:span text:style-name="T17">se ( vet[posicao] = valor ) então</text:span></text:p>
      <text:p text:style-name="P5"><text:span text:style-name="T17"><text:tab/><text:tab/><text:tab/>Escreval(</text:span><text:span text:style-name="T6">"O valor foi encontrado na posição: " </text:span><text:span text:style-name="T17">+ </text:span><text:span text:style-name="T9">posicao </text:span><text:span text:style-name="T17">)</text:span></text:p>
      <text:p text:style-name="P14"><text:tab/><text:tab/>fimse</text:p>
      <text:p text:style-name="P5"><text:tab/><text:span text:style-name="T16">fimpara</text:span></text:p>
      <text:p text:style-name="P1">FimAlgoritmo</text:p>
      <text:p text:style-name="P11"/>
      <text:p text:style-name="P10">index.c</text:p>
      <text:p text:style-name="Preformatted_20_Text"><text:span text:style-name="T11">#include</text:span> <text:span text:style-name="T4">&lt;stdio.h&gt;</text:span></text:p>
      <text:p text:style-name="Preformatted_20_Text"><text:span text:style-name="T7">void </text:span><text:span text:style-name="T12">main</text:span> () {</text:p>
      <text:p text:style-name="Preformatted_20_Text"><text:s text:c="4"/><text:span text:style-name="T3">// Variáveis</text:span></text:p>
      <text:p text:style-name="Preformatted_20_Text"><text:s text:c="4"/><text:span text:style-name="T7">float</text:span> vet[10];</text:p>
      <text:p text:style-name="Preformatted_20_Text"><text:s text:c="4"/><text:span text:style-name="T7">float</text:span> valor;</text:p>
      <text:p text:style-name="Preformatted_20_Text"><text:s text:c="4"/><text:span text:style-name="T7">int</text:span> posicao;</text:p>
      <text:p text:style-name="Preformatted_20_Text"><text:s text:c="4"/><text:span text:style-name="T3">// Mensagem de boas vindas</text:span></text:p>
      <text:p text:style-name="Preformatted_20_Text"><text:s text:c="4"/><text:span text:style-name="T12">printf</text:span>(<text:span text:style-name="T4">"</text:span><text:span text:style-name="T12">\n</text:span><text:span text:style-name="T4">----------------------------------------------------------</text:span><text:span text:style-name="T12">\n</text:span><text:span text:style-name="T4">"</text:span>);</text:p>
      <text:p text:style-name="Preformatted_20_Text"><text:s text:c="4"/><text:span text:style-name="T12">printf</text:span>(<text:span text:style-name="T4">"</text:span><text:span text:style-name="T11">\E</text:span><text:span text:style-name="T4">[33mBem vindos ao sistema de </text:span><text:span text:style-name="T6">busca de ocorrências</text:span><text:span text:style-name="T4">\E[0m</text:span><text:span text:style-name="T12">\n</text:span><text:span text:style-name="T4">"</text:span>);</text:p>
      <text:p text:style-name="Preformatted_20_Text"><text:s text:c="4"/><text:span text:style-name="T12">printf</text:span>(<text:span text:style-name="T4">"----------------------------------------------------------</text:span><text:span text:style-name="T12">\n</text:span><text:span text:style-name="T4">"</text:span>);</text:p>
      <text:p text:style-name="P8"><text:s text:c="4"/><text:span text:style-name="T11">for</text:span>(<text:span text:style-name="T7">posicao</text:span> = <text:span text:style-name="T12">0</text:span>; <text:span text:style-name="T7">posicao</text:span> &lt; <text:span text:style-name="T12">10</text:span>; <text:span text:style-name="T7">posicao</text:span>++)</text:p>
      <text:p text:style-name="Preformatted_20_Text"><text:s text:c="4"/>{</text:p>
      <text:p text:style-name="Preformatted_20_Text"><text:s text:c="8"/><text:span text:style-name="T12">printf</text:span>(<text:span text:style-name="T4">"Digite o valor da posição %d:"</text:span>, <text:span text:style-name="T7">posicao</text:span> + 1);</text:p>
      <text:p text:style-name="Preformatted_20_Text"><text:s text:c="8"/><text:span text:style-name="T12">scanf</text:span>(<text:span text:style-name="T4">"%f"</text:span>, &amp;vet[<text:span text:style-name="T7">posicao</text:span>]);</text:p>
      <text:p text:style-name="Preformatted_20_Text"><text:s text:c="4"/>}</text:p>
      <text:p text:style-name="Preformatted_20_Text"><text:s text:c="4"/><text:span text:style-name="T12">printf</text:span>(<text:span text:style-name="T4">"Digite o valor a ser procurado:"</text:span>);</text:p>
      <text:p text:style-name="Preformatted_20_Text"><text:s text:c="4"/><text:span text:style-name="T12">scanf</text:span>(<text:span text:style-name="T4">"%f"</text:span>, &amp;valor);</text:p>
      <text:p text:style-name="Preformatted_20_Text"><text:s text:c="4"/><text:span text:style-name="T11">for</text:span>(<text:span text:style-name="T7">posicao</text:span> = <text:span text:style-name="T12">0</text:span>; <text:span text:style-name="T7">posicao</text:span> &lt; <text:span text:style-name="T12">10</text:span>; <text:span text:style-name="T7">posicao</text:span>++)</text:p>
      <text:p text:style-name="Preformatted_20_Text"><text:s text:c="4"/>{</text:p>
      <text:p text:style-name="Preformatted_20_Text"><text:s text:c="8"/><text:span text:style-name="T11">if</text:span> ( vet[<text:span text:style-name="T7">posicao</text:span>] == <text:span text:style-name="T7">valor</text:span> ) {</text:p>
      <text:p text:style-name="Preformatted_20_Text"><text:s text:c="12"/><text:span text:style-name="T12">printf</text:span>(<text:span text:style-name="T4">"O valor foi encontrado na posição: %d</text:span><text:span text:style-name="T12">\n</text:span><text:span text:style-name="T4">"</text:span>, <text:span text:style-name="T7">posicao</text:span> + 1 );</text:p>
      <text:p text:style-name="Preformatted_20_Text"><text:s text:c="8"/>} <text:s text:c="2"/></text:p>
      <text:p text:style-name="Preformatted_20_Text"><text:s text:c="4"/>}</text:p>
      <text:p text:style-name="P7">}</text:p>
      <text:p text:style-name="P13"/>
      <text:p text:style-name="Preformatted_20_Text">Para compilar:</text:p>
      <text:p text:style-name="P6">gcc index.c -o ex0<text:span text:style-name="T15">3</text:span></text:p>
      <text:p text:style-name="Preformatted_20_Text"/>
      <text:p text:style-name="Preformatted_20_Text"><text:soft-page-break/>Para rodar</text:p>
      <text:p text:style-name="P6">./<text:span text:style-name="T1">ex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20:28.524203089</meta:creation-date>
    <dc:date>2018-12-03T01:18:07.952432829</dc:date>
    <meta:editing-duration>PT1H16M2S</meta:editing-duration>
    <meta:editing-cycles>18</meta:editing-cycles>
    <meta:generator>LibreOffice/6.1.2.1$Linux_X86_64 LibreOffice_project/10$Build-1</meta:generator>
    <meta:document-statistic meta:table-count="0" meta:image-count="0" meta:object-count="0" meta:page-count="2" meta:paragraph-count="52" meta:word-count="198" meta:character-count="1411" meta:non-whitespace-character-count="1128"/>
  </office:meta>
</office:document-meta>
</file>